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141.99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20.39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94.96pt"/>
    </style:style>
    <style:style style:name="co8" style:family="table-column">
      <style:table-column-properties fo:break-before="auto" style:column-width="81.8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17pt" svg:height="255.23pt" svg:x="779.47pt" svg:y="0pt">
            <loext:p draw:notify-on-update-of-ranges="Sheet1.A5:Sheet1.A9 Sheet1.B5:Sheet1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2pt" svg:height="255.26pt" svg:x="1023.14pt" svg:y="44.42pt">
            <loext:p draw:notify-on-update-of-ranges="Sheet1.A13:Sheet1.A17 Sheet1.B13:Sheet1.B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17pt" svg:height="255.23pt" svg:x="831.6pt" svg:y="204.77pt">
            <loext:p draw:notify-on-update-of-ranges="Sheet1.A20:Sheet1.A24 Sheet1.B20:Sheet1.B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2pt" svg:height="255.23pt" svg:x="696.1pt" svg:y="237.94pt">
            <loext:p draw:notify-on-update-of-ranges="Sheet1.A27:Sheet1.A31 Sheet1.B27:Sheet1.B3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830.24pt" svg:y="42.72pt">
            <loext:p draw:notify-on-update-of-ranges="Sheet1.A5:Sheet1.A9 Sheet1.D5:Sheet1.D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793.67pt" svg:y="131.33pt">
            <loext:p draw:notify-on-update-of-ranges="Sheet1.A5:Sheet1.A9 Sheet1.D13:Sheet1.D1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97pt" svg:height="255.26pt" svg:x="790.33pt" svg:y="130.99pt">
            <loext:p draw:notify-on-update-of-ranges="Sheet1.A5:Sheet1.A9 Sheet1.D20:Sheet1.D2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94pt" svg:height="255.26pt" svg:x="668.89pt" svg:y="264.27pt">
            <loext:p draw:notify-on-update-of-ranges="Sheet1.A5:Sheet1.A9 Sheet1.D27:Sheet1.D3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725.64pt" svg:y="79.63pt">
            <loext:p draw:notify-on-update-of-ranges="Sheet1.A5:Sheet1.A9 Sheet1.B4:Sheet1.B4 Sheet1.B5:Sheet1.B9 Sheet1.B12:Sheet1.B12 Sheet1.B13:Sheet1.B17 Sheet1.B19:Sheet1.B19 Sheet1.B20:Sheet1.B24 Sheet1.B26:Sheet1.B26 Sheet1.B27:Sheet1.B3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97pt" svg:height="255.23pt" svg:x="1074.59pt" svg:y="21.83pt">
            <loext:p draw:notify-on-update-of-ranges="Sheet1.A27:Sheet1.A31 Sheet1.E4:Sheet1.E4 Sheet1.E5:Sheet1.E9 Sheet1.E12:Sheet1.E12 Sheet1.E13:Sheet1.E17 Sheet1.E19:Sheet1.E19 Sheet1.E20:Sheet1.E24 Sheet1.E26:Sheet1.E26 Sheet1.E27:Sheet1.E3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97pt" svg:height="255.23pt" svg:x="703.13pt" svg:y="211.58pt">
            <loext:p draw:notify-on-update-of-ranges="Sheet1.A27:Sheet1.A31 Sheet1.E2:Sheet1.E2 Sheet1.E5:Sheet1.E9 Sheet1.F2:Sheet1.F2 Sheet1.F13:Sheet1.F17 Sheet1.E3:Sheet1.E3 Sheet1.F5:Sheet1.F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xperiment – I</text:p>
          </table:table-cell>
          <table:table-cell office:value-type="string" calcext:value-type="string">
            <text:p>Instance – 5.txt (1)</text:p>
          </table:table-cell>
          <table:table-cell office:value-type="string" calcext:value-type="string">
            <text:p>Instance – 5.txt (2)</text:p>
          </table:table-cell>
          <table:table-cell table:number-columns-repeated="2" office:value-type="string" calcext:value-type="string">
            <text:p>Instance-25.t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-greedy </text:p>
          </table:table-cell>
          <table:table-cell office:value-type="string" calcext:value-type="string">
            <text:p>E=0.1</text:p>
          </table:table-cell>
          <table:table-cell office:value-type="string" calcext:value-type="string">
            <text:p>E=0.1 </text:p>
          </table:table-cell>
          <table:table-cell/>
          <table:table-cell office:value-type="string" calcext:value-type="string">
            <text:p>e=0.1</text:p>
          </table:table-cell>
          <table:table-cell office:value-type="string" calcext:value-type="string">
            <text:p>e=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izon</text:p>
          </table:table-cell>
          <table:table-cell office:value-type="string" calcext:value-type="string">
            <text:p>average regret over 100 runs</text:p>
          </table:table-cell>
          <table:table-cell table:number-columns-repeated="2"/>
          <table:table-cell office:value-type="string" calcext:value-type="string">
            <text:p>e=0.2</text:p>
          </table:table-cell>
          <table:table-cell office:value-type="string" calcext:value-type="string">
            <text:p>e=0.0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-greedy</text:p>
          </table:table-cell>
          <table:table-cell/>
          <table:table-cell office:value-type="string" calcext:value-type="string">
            <text:p>(1 st one 30)</text:p>
          </table:table-cell>
          <table:table-cell table:style-name="ce1" office:value-type="string" calcext:value-type="string">
            <text:p>E-greedy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" calcext:value-type="float">
            <text:p>0.63</text:p>
          </table:table-cell>
          <table:table-cell office:value-type="float" office:value="1.03" calcext:value-type="float">
            <text:p>1.03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4" calcext:value-type="float">
            <text:p>0.024</text:p>
          </table:table-cell>
          <table:table-cell office:value-type="float" office:value="0.81" calcext:value-type="float">
            <text:p>0.8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27" calcext:value-type="float">
            <text:p>12.27</text:p>
          </table:table-cell>
          <table:table-cell office:value-type="float" office:value="13.12" calcext:value-type="float">
            <text:p>13.12</text:p>
          </table:table-cell>
          <table:table-cell office:value-type="float" office:value="4.82" calcext:value-type="float">
            <text:p>4.82</text:p>
          </table:table-cell>
          <table:table-cell office:value-type="float" office:value="4.54" calcext:value-type="float">
            <text:p>4.54</text:p>
          </table:table-cell>
          <table:table-cell office:value-type="float" office:value="12.94" calcext:value-type="float">
            <text:p>12.94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8.33" calcext:value-type="float">
            <text:p>48.33</text:p>
          </table:table-cell>
          <table:table-cell office:value-type="float" office:value="46.41" calcext:value-type="float">
            <text:p>46.41</text:p>
          </table:table-cell>
          <table:table-cell office:value-type="float" office:value="57.58" calcext:value-type="float">
            <text:p>57.58</text:p>
          </table:table-cell>
          <table:table-cell office:value-type="float" office:value="60.32" calcext:value-type="float">
            <text:p>60.32</text:p>
          </table:table-cell>
          <table:table-cell office:value-type="float" office:value="107.94" calcext:value-type="float">
            <text:p>107.94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1.24" calcext:value-type="float">
            <text:p>231.24</text:p>
          </table:table-cell>
          <table:table-cell office:value-type="float" office:value="253.71" calcext:value-type="float">
            <text:p>253.71</text:p>
          </table:table-cell>
          <table:table-cell office:value-type="float" office:value="541.22" calcext:value-type="float">
            <text:p>541.22</text:p>
          </table:table-cell>
          <table:table-cell office:value-type="float" office:value="542.47" calcext:value-type="float">
            <text:p>542.47</text:p>
          </table:table-cell>
          <table:table-cell office:value-type="float" office:value="1007.59" calcext:value-type="float">
            <text:p>1007.59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48.89" calcext:value-type="float">
            <text:p>2048.89</text:p>
          </table:table-cell>
          <table:table-cell office:value-type="float" office:value="2035.48" calcext:value-type="float">
            <text:p>2035.48</text:p>
          </table:table-cell>
          <table:table-cell office:value-type="float" office:value="5096.65" calcext:value-type="float">
            <text:p>5096.65</text:p>
          </table:table-cell>
          <table:table-cell office:value-type="float" office:value="5104.07" calcext:value-type="float">
            <text:p>5104.07</text:p>
          </table:table-cell>
          <table:table-cell office:value-type="float" office:value="10156.33" calcext:value-type="float">
            <text:p>10156.33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UCB</text:p>
          </table:table-cell>
          <table:table-cell office:value-type="string" calcext:value-type="string">
            <text:p>ucb</text:p>
          </table:table-cell>
          <table:table-cell table:number-columns-repeated="2"/>
          <table:table-cell table:style-name="ce1" office:value-type="string" calcext:value-type="string">
            <text:p>uc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1" calcext:value-type="float">
            <text:p>1.81</text:p>
          </table:table-cell>
          <table:table-cell office:value-type="float" office:value="1.89" calcext:value-type="float">
            <text:p>1.89</text:p>
          </table:table-cell>
          <table:table-cell office:value-type="float" office:value="15.6" calcext:value-type="float">
            <text:p>15.6</text:p>
          </table:table-cell>
          <table:table-cell office:value-type="float" office:value="7.37" calcext:value-type="float">
            <text:p>7.37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.74" calcext:value-type="float">
            <text:p>14.74</text:p>
          </table:table-cell>
          <table:table-cell office:value-type="float" office:value="15.19" calcext:value-type="float">
            <text:p>15.19</text:p>
          </table:table-cell>
          <table:table-cell office:value-type="float" office:value="41.12" calcext:value-type="float">
            <text:p>41.12</text:p>
          </table:table-cell>
          <table:table-cell office:value-type="float" office:value="41.69" calcext:value-type="float">
            <text:p>41.69</text:p>
          </table:table-cell>
          <table:table-cell office:value-type="float" office:value="1.91" calcext:value-type="float">
            <text:p>1.91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9.69" calcext:value-type="float">
            <text:p>79.69</text:p>
          </table:table-cell>
          <table:table-cell office:value-type="float" office:value="83.54" calcext:value-type="float">
            <text:p>83.54</text:p>
          </table:table-cell>
          <table:table-cell office:value-type="float" office:value="252.7" calcext:value-type="float">
            <text:p>252.7</text:p>
          </table:table-cell>
          <table:table-cell office:value-type="float" office:value="252.18" calcext:value-type="float">
            <text:p>252.18</text:p>
          </table:table-cell>
          <table:table-cell office:value-type="float" office:value="29.77" calcext:value-type="float">
            <text:p>29.77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4.77" calcext:value-type="float">
            <text:p>234.77</text:p>
          </table:table-cell>
          <table:table-cell office:value-type="float" office:value="228.12" calcext:value-type="float">
            <text:p>228.12</text:p>
          </table:table-cell>
          <table:table-cell office:value-type="float" office:value="815.13" calcext:value-type="float">
            <text:p>815.13</text:p>
          </table:table-cell>
          <table:table-cell office:value-type="float" office:value="823.27" calcext:value-type="float">
            <text:p>823.27</text:p>
          </table:table-cell>
          <table:table-cell office:value-type="float" office:value="308.61" calcext:value-type="float">
            <text:p>308.61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18.75" calcext:value-type="float">
            <text:p>418.75</text:p>
          </table:table-cell>
          <table:table-cell office:value-type="float" office:value="357.56" calcext:value-type="float">
            <text:p>357.56</text:p>
          </table:table-cell>
          <table:table-cell office:value-type="float" office:value="1580.57" calcext:value-type="float">
            <text:p>1580.57</text:p>
          </table:table-cell>
          <table:table-cell office:value-type="float" office:value="1580.67" calcext:value-type="float">
            <text:p>1580.67</text:p>
          </table:table-cell>
          <table:table-cell office:value-type="float" office:value="2609.89" calcext:value-type="float">
            <text:p>2609.89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L-UCB</text:p>
          </table:table-cell>
          <table:table-cell office:value-type="string" calcext:value-type="string">
            <text:p>KL-ucb</text:p>
          </table:table-cell>
          <table:table-cell table:number-columns-repeated="2"/>
          <table:table-cell table:style-name="ce1" office:value-type="string" calcext:value-type="string">
            <text:p>KL-ucb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5" calcext:value-type="float">
            <text:p>1.75</text:p>
          </table:table-cell>
          <table:table-cell office:value-type="float" office:value="2.06" calcext:value-type="float">
            <text:p>2.06</text:p>
          </table:table-cell>
          <table:table-cell office:value-type="float" office:value="15.68" calcext:value-type="float">
            <text:p>15.68</text:p>
          </table:table-cell>
          <table:table-cell office:value-type="float" office:value="7.46" calcext:value-type="float">
            <text:p>7.4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.41" calcext:value-type="float">
            <text:p>10.41</text:p>
          </table:table-cell>
          <table:table-cell office:value-type="float" office:value="12.38" calcext:value-type="float">
            <text:p>12.38</text:p>
          </table:table-cell>
          <table:table-cell office:value-type="float" office:value="22.61" calcext:value-type="float">
            <text:p>22.61</text:p>
          </table:table-cell>
          <table:table-cell office:value-type="float" office:value="22.97" calcext:value-type="float">
            <text:p>22.9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.14" calcext:value-type="float">
            <text:p>25.14</text:p>
          </table:table-cell>
          <table:table-cell office:value-type="float" office:value="36.95" calcext:value-type="float">
            <text:p>36.95</text:p>
          </table:table-cell>
          <table:table-cell office:value-type="float" office:value="47.81" calcext:value-type="float">
            <text:p>47.81</text:p>
          </table:table-cell>
          <table:table-cell office:value-type="float" office:value="49.34" calcext:value-type="float">
            <text:p>49.3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2.1" calcext:value-type="float">
            <text:p>52.1</text:p>
          </table:table-cell>
          <table:table-cell office:value-type="float" office:value="37.64" calcext:value-type="float">
            <text:p>37.64</text:p>
          </table:table-cell>
          <table:table-cell office:value-type="float" office:value="104.67" calcext:value-type="float">
            <text:p>104.67</text:p>
          </table:table-cell>
          <table:table-cell office:value-type="float" office:value="87.36" calcext:value-type="float">
            <text:p>87.3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2.57" calcext:value-type="float">
            <text:p>72.57</text:p>
          </table:table-cell>
          <table:table-cell office:value-type="float" office:value="70.32" calcext:value-type="float">
            <text:p>70.32</text:p>
          </table:table-cell>
          <table:table-cell office:value-type="float" office:value="299.11" calcext:value-type="float">
            <text:p>299.11</text:p>
          </table:table-cell>
          <table:table-cell office:value-type="float" office:value="193.04" calcext:value-type="float">
            <text:p>193.0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ompson</text:p>
          </table:table-cell>
          <table:table-cell office:value-type="string" calcext:value-type="string">
            <text:p>thompson</text:p>
          </table:table-cell>
          <table:table-cell table:number-columns-repeated="2"/>
          <table:table-cell table:style-name="ce1" office:value-type="string" calcext:value-type="string">
            <text:p>thompson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6" calcext:value-type="float">
            <text:p>1.76</text:p>
          </table:table-cell>
          <table:table-cell office:value-type="float" office:value="1.57" calcext:value-type="float">
            <text:p>1.57</text:p>
          </table:table-cell>
          <table:table-cell office:value-type="float" office:value="13.23" calcext:value-type="float">
            <text:p>13.23</text:p>
          </table:table-cell>
          <table:table-cell office:value-type="float" office:value="6.04" calcext:value-type="float">
            <text:p>6.0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66" calcext:value-type="float">
            <text:p>9.66</text:p>
          </table:table-cell>
          <table:table-cell office:value-type="float" office:value="11.94" calcext:value-type="float">
            <text:p>11.94</text:p>
          </table:table-cell>
          <table:table-cell office:value-type="float" office:value="26.11" calcext:value-type="float">
            <text:p>26.11</text:p>
          </table:table-cell>
          <table:table-cell office:value-type="float" office:value="25.67" calcext:value-type="float">
            <text:p>25.6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8.36" calcext:value-type="float">
            <text:p>28.36</text:p>
          </table:table-cell>
          <table:table-cell office:value-type="float" office:value="31.98" calcext:value-type="float">
            <text:p>31.98</text:p>
          </table:table-cell>
          <table:table-cell office:value-type="float" office:value="52.06" calcext:value-type="float">
            <text:p>52.06</text:p>
          </table:table-cell>
          <table:table-cell office:value-type="float" office:value="53.06" calcext:value-type="float">
            <text:p>53.0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.8" calcext:value-type="float">
            <text:p>32.8</text:p>
          </table:table-cell>
          <table:table-cell office:value-type="float" office:value="51.54" calcext:value-type="float">
            <text:p>51.54</text:p>
          </table:table-cell>
          <table:table-cell office:value-type="float" office:value="72.48" calcext:value-type="float">
            <text:p>72.48</text:p>
          </table:table-cell>
          <table:table-cell office:value-type="float" office:value="73.38" calcext:value-type="float">
            <text:p>73.38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6.74" calcext:value-type="float">
            <text:p>56.74</text:p>
          </table:table-cell>
          <table:table-cell office:value-type="float" office:value="76.63" calcext:value-type="float">
            <text:p>76.63</text:p>
          </table:table-cell>
          <table:table-cell office:value-type="float" office:value="101.34" calcext:value-type="float">
            <text:p>101.34</text:p>
          </table:table-cell>
          <table:table-cell office:value-type="float" office:value="97.15" calcext:value-type="float">
            <text:p>97.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02:21:43.139398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23:27:05.981104457</meta:creation-date>
    <meta:editing-duration>PT5H36M3S</meta:editing-duration>
    <meta:editing-cycles>17</meta:editing-cycles>
    <meta:generator>LibreOffice/5.1.6.2$Linux_X86_64 LibreOffice_project/10m0$Build-2</meta:generator>
    <dc:date>2017-08-15T02:21:54.407338907</dc:date>
    <meta:document-statistic meta:table-count="1" meta:cell-count="136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title svg:x="6.958cm" svg:y="0.316cm" chart:style-name="ch2">
          <text:p>E-Greedy</text:p>
        </chart:title>
        <chart:subtitle svg:x="4.881cm" svg:y="1.275cm" chart:style-name="ch3">
          <text:p>Average regret vs Horizon (e = 0.1)</text:p>
        </chart:subtitle>
        <chart:plot-area chart:style-name="ch4" table:cell-range-address="Sheet1.A5:Sheet1.B9" chart:data-source-has-labels="column" svg:x="1.33cm" svg:y="2.138cm" svg:width="14.339cm" svg:height="5.706cm">
          <chartooo:coordinate-region svg:x="2.322cm" svg:y="2.337cm" svg:width="12.79cm" svg:height="4.86cm"/>
          <chart:axis chart:dimension="x" chart:name="primary-x" chart:style-name="ch5" chartooo:axis-type="auto">
            <chartooo:date-scale/>
            <chart:title svg:x="7.873cm" svg:y="8.024cm" chart:style-name="ch6">
              <text:p>Horizon</text:p>
            </chart:title>
            <chart:categories table:cell-range-address="Sheet1.A5:Sheet1.A9"/>
          </chart:axis>
          <chart:axis chart:dimension="y" chart:name="primary-y" chart:style-name="ch5">
            <chart:title svg:x="0.451cm" svg:y="6.107cm" chart:style-name="ch7">
              <text:p>Average regret</text:p>
            </chart:title>
          </chart:axis>
          <chart:series chart:style-name="ch8" chart:values-cell-range-address="Sheet1.B5:Sheet1.B9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0.63">
                <text:p>0.63</text:p>
                <draw:g>
                  <svg:desc>Sheet1.B5:Sheet1.B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.27">
                <text:p>12.2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8.33">
                <text:p>48.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31.24">
                <text:p>231.2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048.89">
                <text:p>2048.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title svg:x="4.684cm" svg:y="0.316cm" chart:style-name="ch2">
          <text:p>Regret Trends across Algorithms</text:p>
        </chart:title>
        <chart:subtitle svg:x="5.596cm" svg:y="1.275cm" chart:style-name="ch3">
          <text:p>Average Regret vs Horizon</text:p>
        </chart:subtitle>
        <chart:legend chart:legend-position="end" svg:x="13.164cm" svg:y="3.456cm" style:legend-expansion="high" chart:style-name="ch4"/>
        <chart:plot-area chart:style-name="ch5" table:cell-range-address="Sheet1.A27:Sheet1.A31 Sheet1.E4:Sheet1.E9 Sheet1.E12:Sheet1.E17 Sheet1.E19:Sheet1.E24 Sheet1.E26:Sheet1.E31" chart:data-source-has-labels="both" svg:x="1.331cm" svg:y="2.138cm" svg:width="11.513cm" svg:height="5.706cm">
          <chartooo:coordinate-region svg:x="2.323cm" svg:y="2.337cm" svg:width="9.964cm" svg:height="4.86cm"/>
          <chart:axis chart:dimension="x" chart:name="primary-x" chart:style-name="ch6" chartooo:axis-type="auto">
            <chartooo:date-scale/>
            <chart:title svg:x="6.461cm" svg:y="8.024cm" chart:style-name="ch7">
              <text:p>Horizon</text:p>
            </chart:title>
            <chart:categories table:cell-range-address="Sheet1.A27:Sheet1.A31"/>
          </chart:axis>
          <chart:axis chart:dimension="y" chart:name="primary-y" chart:style-name="ch6">
            <chart:title svg:x="0.451cm" svg:y="6.173cm" chart:style-name="ch8">
              <text:p>Average Regret</text:p>
            </chart:title>
          </chart:axis>
          <chart:series chart:style-name="ch9" chart:values-cell-range-address="Sheet1.E5:Sheet1.E9" chart:label-cell-address="Sheet1.E4:Sheet1.E4" chart:class="chart:line">
            <chart:data-point chart:repeated="5"/>
          </chart:series>
          <chart:series chart:style-name="ch10" chart:values-cell-range-address="Sheet1.E13:Sheet1.E17" chart:label-cell-address="Sheet1.E12:Sheet1.E12" chart:class="chart:line">
            <chart:data-point chart:repeated="5"/>
          </chart:series>
          <chart:series chart:style-name="ch11" chart:values-cell-range-address="Sheet1.E20:Sheet1.E24" chart:label-cell-address="Sheet1.E19:Sheet1.E19" chart:class="chart:line">
            <chart:data-point chart:repeated="5"/>
          </chart:series>
          <chart:series chart:style-name="ch12" chart:values-cell-range-address="Sheet1.E27:Sheet1.E31" chart:label-cell-address="Sheet1.E26:Sheet1.E2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greedy</text:p>
                <draw:g>
                  <svg:desc>Sheet1.E4:Sheet1.E4</svg:desc>
                </draw:g>
              </table:table-cell>
              <table:table-cell office:value-type="string">
                <text:p>ucb</text:p>
                <draw:g>
                  <svg:desc>Sheet1.E12:Sheet1.E12</svg:desc>
                </draw:g>
              </table:table-cell>
              <table:table-cell office:value-type="string">
                <text:p>KL-ucb</text:p>
                <draw:g>
                  <svg:desc>Sheet1.E19:Sheet1.E19</svg:desc>
                </draw:g>
              </table:table-cell>
              <table:table-cell office:value-type="string">
                <text:p>thompson</text:p>
                <draw:g>
                  <svg:desc>Sheet1.E26:Sheet1.E26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7:Sheet1.A31</svg:desc>
                </draw:g>
              </table:table-cell>
              <table:table-cell office:value-type="float" office:value="0.024">
                <text:p>0.024</text:p>
                <draw:g>
                  <svg:desc>Sheet1.E5:Sheet1.E9</svg:desc>
                </draw:g>
              </table:table-cell>
              <table:table-cell office:value-type="float" office:value="7.37">
                <text:p>7.37</text:p>
                <draw:g>
                  <svg:desc>Sheet1.E13:Sheet1.E17</svg:desc>
                </draw:g>
              </table:table-cell>
              <table:table-cell office:value-type="float" office:value="7.46">
                <text:p>7.46</text:p>
                <draw:g>
                  <svg:desc>Sheet1.E20:Sheet1.E24</svg:desc>
                </draw:g>
              </table:table-cell>
              <table:table-cell office:value-type="float" office:value="6.04">
                <text:p>6.04</text:p>
                <draw:g>
                  <svg:desc>Sheet1.E27:Sheet1.E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.54">
                <text:p>4.54</text:p>
              </table:table-cell>
              <table:table-cell office:value-type="float" office:value="41.69">
                <text:p>41.69</text:p>
              </table:table-cell>
              <table:table-cell office:value-type="float" office:value="22.97">
                <text:p>22.97</text:p>
              </table:table-cell>
              <table:table-cell office:value-type="float" office:value="25.67">
                <text:p>25.6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0.32">
                <text:p>60.32</text:p>
              </table:table-cell>
              <table:table-cell office:value-type="float" office:value="252.18">
                <text:p>252.18</text:p>
              </table:table-cell>
              <table:table-cell office:value-type="float" office:value="49.34">
                <text:p>49.34</text:p>
              </table:table-cell>
              <table:table-cell office:value-type="float" office:value="53.06">
                <text:p>53.0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42.47">
                <text:p>542.47</text:p>
              </table:table-cell>
              <table:table-cell office:value-type="float" office:value="823.27">
                <text:p>823.27</text:p>
              </table:table-cell>
              <table:table-cell office:value-type="float" office:value="87.36">
                <text:p>87.36</text:p>
              </table:table-cell>
              <table:table-cell office:value-type="float" office:value="73.38">
                <text:p>73.3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104.07">
                <text:p>5104.07</text:p>
              </table:table-cell>
              <table:table-cell office:value-type="float" office:value="1580.67">
                <text:p>1580.67</text:p>
              </table:table-cell>
              <table:table-cell office:value-type="float" office:value="193.04">
                <text:p>193.04</text:p>
              </table:table-cell>
              <table:table-cell office:value-type="float" office:value="97.15">
                <text:p>97.1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title svg:x="5.663cm" svg:y="0.316cm" chart:style-name="ch2">
          <text:p>e-greedy for varying 'e'</text:p>
        </chart:title>
        <chart:subtitle svg:x="5.715cm" svg:y="1.275cm" chart:style-name="ch3">
          <text:p>Average regret vs horizon</text:p>
        </chart:subtitle>
        <chart:legend chart:legend-position="end" svg:x="13.614cm" svg:y="3.705cm" style:legend-expansion="high" chart:style-name="ch4"/>
        <chart:plot-area chart:style-name="ch5" table:cell-range-address="Sheet1.A27:Sheet1.A31 Sheet1.E2:Sheet1.F2 Sheet1.E5:Sheet1.F9 Sheet1.F13:Sheet1.F17 Sheet1.E3:Sheet1.E3" chart:data-source-has-labels="both" svg:x="1.331cm" svg:y="2.138cm" svg:width="11.963cm" svg:height="5.706cm">
          <chartooo:coordinate-region svg:x="2.323cm" svg:y="2.337cm" svg:width="10.229cm" svg:height="4.86cm"/>
          <chart:axis chart:dimension="x" chart:name="primary-x" chart:style-name="ch6" chartooo:axis-type="auto">
            <chartooo:date-scale/>
            <chart:title svg:x="6.712cm" svg:y="8.024cm" chart:style-name="ch7">
              <text:p>horizon</text:p>
            </chart:title>
            <chart:categories table:cell-range-address="Sheet1.A27:Sheet1.A31"/>
          </chart:axis>
          <chart:axis chart:dimension="y" chart:name="primary-y" chart:style-name="ch6">
            <chart:title svg:x="0.451cm" svg:y="6.107cm" chart:style-name="ch8">
              <text:p>Average regret</text:p>
            </chart:title>
          </chart:axis>
          <chart:series chart:style-name="ch9" chart:values-cell-range-address="Sheet1.E5:Sheet1.E9" chart:label-cell-address="Sheet1.E2:Sheet1.E2" chart:class="chart:line">
            <chart:data-point chart:repeated="5"/>
          </chart:series>
          <chart:series chart:style-name="ch10" chart:values-cell-range-address="Sheet1.F13:Sheet1.F17" chart:label-cell-address="Sheet1.F2:Sheet1.F2" chart:class="chart:line">
            <chart:data-point chart:repeated="5"/>
          </chart:series>
          <chart:series chart:style-name="ch11" chart:values-cell-range-address="Sheet1.F5:Sheet1.F9" chart:label-cell-address="Sheet1.E3:Sheet1.E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=0.1</text:p>
                <draw:g>
                  <svg:desc>Sheet1.E2:Sheet1.E2</svg:desc>
                </draw:g>
              </table:table-cell>
              <table:table-cell office:value-type="string">
                <text:p>e=0.05</text:p>
                <draw:g>
                  <svg:desc>Sheet1.F2:Sheet1.F2</svg:desc>
                </draw:g>
              </table:table-cell>
              <table:table-cell office:value-type="string">
                <text:p>e=0.2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7:Sheet1.A31</svg:desc>
                </draw:g>
              </table:table-cell>
              <table:table-cell office:value-type="float" office:value="0.024">
                <text:p>0.024</text:p>
                <draw:g>
                  <svg:desc>Sheet1.E5:Sheet1.E9</svg:desc>
                </draw:g>
              </table:table-cell>
              <table:table-cell office:value-type="float" office:value="0.02">
                <text:p>0.02</text:p>
                <draw:g>
                  <svg:desc>Sheet1.F13:Sheet1.F17</svg:desc>
                </draw:g>
              </table:table-cell>
              <table:table-cell office:value-type="float" office:value="0.81">
                <text:p>0.81</text:p>
                <draw:g>
                  <svg:desc>Sheet1.F5:Sheet1.F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.54">
                <text:p>4.54</text:p>
              </table:table-cell>
              <table:table-cell office:value-type="float" office:value="1.91">
                <text:p>1.91</text:p>
              </table:table-cell>
              <table:table-cell office:value-type="float" office:value="12.94">
                <text:p>12.9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0.32">
                <text:p>60.32</text:p>
              </table:table-cell>
              <table:table-cell office:value-type="float" office:value="29.77">
                <text:p>29.77</text:p>
              </table:table-cell>
              <table:table-cell office:value-type="float" office:value="107.94">
                <text:p>107.9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42.47">
                <text:p>542.47</text:p>
              </table:table-cell>
              <table:table-cell office:value-type="float" office:value="308.61">
                <text:p>308.61</text:p>
              </table:table-cell>
              <table:table-cell office:value-type="float" office:value="1007.59">
                <text:p>1007.5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104.07">
                <text:p>5104.07</text:p>
              </table:table-cell>
              <table:table-cell office:value-type="float" office:value="2609.89">
                <text:p>2609.89</text:p>
              </table:table-cell>
              <table:table-cell office:value-type="float" office:value="10156.33">
                <text:p>10156.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line" chart:style-name="ch1">
        <chart:title svg:x="7.448cm" svg:y="0.316cm" chart:style-name="ch2">
          <text:p>UCB</text:p>
        </chart:title>
        <chart:subtitle svg:x="5.662cm" svg:y="1.275cm" chart:style-name="ch3">
          <text:p>Average regret vs Horizon</text:p>
        </chart:subtitle>
        <chart:plot-area chart:style-name="ch4" table:cell-range-address="Sheet1.A13:Sheet1.B17" chart:data-source-has-labels="column" svg:x="1.33cm" svg:y="2.138cm" svg:width="14.34cm" svg:height="5.707cm">
          <chartooo:coordinate-region svg:x="2.137cm" svg:y="2.337cm" svg:width="12.976cm" svg:height="4.861cm"/>
          <chart:axis chart:dimension="x" chart:name="primary-x" chart:style-name="ch5" chartooo:axis-type="auto">
            <chartooo:date-scale/>
            <chart:title svg:x="7.874cm" svg:y="8.025cm" chart:style-name="ch6">
              <text:p>Horizon</text:p>
            </chart:title>
            <chart:categories table:cell-range-address="Sheet1.A13:Sheet1.A17"/>
          </chart:axis>
          <chart:axis chart:dimension="y" chart:name="primary-y" chart:style-name="ch5">
            <chart:title svg:x="0.451cm" svg:y="6.173cm" chart:style-name="ch7">
              <text:p>Average Regret</text:p>
            </chart:title>
          </chart:axis>
          <chart:series chart:style-name="ch8" chart:values-cell-range-address="Sheet1.B13:Sheet1.B17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3:Sheet1.A17</svg:desc>
                </draw:g>
              </table:table-cell>
              <table:table-cell office:value-type="float" office:value="1.81">
                <text:p>1.81</text:p>
                <draw:g>
                  <svg:desc>Sheet1.B13:Sheet1.B1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9.69">
                <text:p>79.6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34.77">
                <text:p>234.7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18.75">
                <text:p>418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title svg:x="7.104cm" svg:y="0.316cm" chart:style-name="ch2">
          <text:p>KL-UCB</text:p>
        </chart:title>
        <chart:subtitle svg:x="5.582cm" svg:y="1.275cm" chart:style-name="ch3">
          <text:p>Average Regret vs Horizon</text:p>
        </chart:subtitle>
        <chart:plot-area chart:style-name="ch4" table:cell-range-address="Sheet1.A20:Sheet1.B24" chart:data-source-has-labels="column" svg:x="1.33cm" svg:y="2.138cm" svg:width="14.339cm" svg:height="5.706cm">
          <chartooo:coordinate-region svg:x="1.951cm" svg:y="2.337cm" svg:width="13.162cm" svg:height="4.86cm"/>
          <chart:axis chart:dimension="x" chart:name="primary-x" chart:style-name="ch5" chartooo:axis-type="auto">
            <chartooo:date-scale/>
            <chart:title svg:x="7.873cm" svg:y="8.024cm" chart:style-name="ch6">
              <text:p>Horizon</text:p>
            </chart:title>
            <chart:categories table:cell-range-address="Sheet1.A20:Sheet1.A24"/>
          </chart:axis>
          <chart:axis chart:dimension="y" chart:name="primary-y" chart:style-name="ch5">
            <chart:title svg:x="0.451cm" svg:y="6.173cm" chart:style-name="ch7">
              <text:p>Average Regret</text:p>
            </chart:title>
          </chart:axis>
          <chart:series chart:style-name="ch8" chart:values-cell-range-address="Sheet1.B20:Sheet1.B24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0:Sheet1.A24</svg:desc>
                </draw:g>
              </table:table-cell>
              <table:table-cell office:value-type="float" office:value="1.75">
                <text:p>1.75</text:p>
                <draw:g>
                  <svg:desc>Sheet1.B20:Sheet1.B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5.14">
                <text:p>25.1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2.57">
                <text:p>72.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line" chart:style-name="ch1">
        <chart:title svg:x="5.9cm" svg:y="0.316cm" chart:style-name="ch2">
          <text:p>Thompson Sampling</text:p>
        </chart:title>
        <chart:subtitle svg:x="5.582cm" svg:y="1.275cm" chart:style-name="ch3">
          <text:p>Average Regret vs Horizon</text:p>
        </chart:subtitle>
        <chart:plot-area chart:style-name="ch4" table:cell-range-address="Sheet1.A27:Sheet1.B31" chart:data-source-has-labels="column" svg:x="1.33cm" svg:y="2.138cm" svg:width="14.34cm" svg:height="5.706cm">
          <chartooo:coordinate-region svg:x="1.951cm" svg:y="2.337cm" svg:width="13.163cm" svg:height="4.86cm"/>
          <chart:axis chart:dimension="x" chart:name="primary-x" chart:style-name="ch5" chartooo:axis-type="auto">
            <chartooo:date-scale/>
            <chart:title svg:x="7.874cm" svg:y="8.024cm" chart:style-name="ch6">
              <text:p>Horizon</text:p>
            </chart:title>
            <chart:categories table:cell-range-address="Sheet1.A27:Sheet1.A31"/>
          </chart:axis>
          <chart:axis chart:dimension="y" chart:name="primary-y" chart:style-name="ch5">
            <chart:title svg:x="0.451cm" svg:y="6.173cm" chart:style-name="ch7">
              <text:p>Average Regret</text:p>
            </chart:title>
          </chart:axis>
          <chart:series chart:style-name="ch8" chart:values-cell-range-address="Sheet1.B27:Sheet1.B3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7:Sheet1.A31</svg:desc>
                </draw:g>
              </table:table-cell>
              <table:table-cell office:value-type="float" office:value="1.76">
                <text:p>1.76</text:p>
                <draw:g>
                  <svg:desc>Sheet1.B27:Sheet1.B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8.36">
                <text:p>28.3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6.74">
                <text:p>56.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64cm" svg:y="0.316cm" chart:style-name="ch2">
          <text:p>E-Greedy</text:p>
        </chart:title>
        <chart:subtitle svg:x="4.913cm" svg:y="1.275cm" chart:style-name="ch3">
          <text:p>Average Regret vs Horizon (e=0.1)</text:p>
        </chart:subtitle>
        <chart:plot-area chart:style-name="ch4" table:cell-range-address="Sheet1.A5:Sheet1.A9 Sheet1.D5:Sheet1.D9" chart:data-source-has-labels="column" svg:x="1.331cm" svg:y="2.138cm" svg:width="14.349cm" svg:height="5.701cm">
          <chartooo:coordinate-region svg:x="2.429cm" svg:y="2.337cm" svg:width="12.694cm" svg:height="5.303cm"/>
          <chart:axis chart:dimension="x" chart:name="primary-x" chart:style-name="ch5" chartooo:axis-type="auto">
            <chartooo:date-scale/>
            <chart:title svg:x="7.879cm" svg:y="8.019cm" chart:style-name="ch6">
              <text:p>Horizon</text:p>
            </chart:title>
            <chart:categories table:cell-range-address="Sheet1.A5:Sheet1.A9"/>
          </chart:axis>
          <chart:axis chart:dimension="y" chart:name="primary-y" chart:style-name="ch5">
            <chart:title svg:x="0.451cm" svg:y="6.17cm" chart:style-name="ch7">
              <text:p>Average Regret</text:p>
            </chart:title>
          </chart:axis>
          <chart:series chart:style-name="ch8" chart:values-cell-range-address="Sheet1.D5:Sheet1.D9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-0.04">
                <text:p>-0.04</text:p>
                <draw:g>
                  <svg:desc>Sheet1.D5:Sheet1.D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7.58">
                <text:p>57.5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41.22">
                <text:p>541.2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096.65">
                <text:p>5096.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54cm" svg:y="0.316cm" chart:style-name="ch2">
          <text:p>UCB</text:p>
        </chart:title>
        <chart:subtitle svg:x="5.588cm" svg:y="1.275cm" chart:style-name="ch3">
          <text:p>Average Regret vs Horizon</text:p>
        </chart:subtitle>
        <chart:plot-area chart:style-name="ch4" table:cell-range-address="Sheet1.A5:Sheet1.A9 Sheet1.D13:Sheet1.D17" chart:data-source-has-labels="column" svg:x="1.331cm" svg:y="2.138cm" svg:width="14.349cm" svg:height="5.701cm">
          <chartooo:coordinate-region svg:x="2.138cm" svg:y="2.337cm" svg:width="12.8cm" svg:height="4.855cm"/>
          <chart:axis chart:dimension="x" chart:name="primary-x" chart:style-name="ch5" chartooo:axis-type="auto">
            <chartooo:date-scale/>
            <chart:title svg:x="7.879cm" svg:y="8.019cm" chart:style-name="ch6">
              <text:p>Horizon</text:p>
            </chart:title>
            <chart:categories table:cell-range-address="Sheet1.A5:Sheet1.A9"/>
          </chart:axis>
          <chart:axis chart:dimension="y" chart:name="primary-y" chart:style-name="ch5">
            <chart:title svg:x="0.451cm" svg:y="6.17cm" chart:style-name="ch7">
              <text:p>Average Regret</text:p>
            </chart:title>
          </chart:axis>
          <chart:series chart:style-name="ch8" chart:values-cell-range-address="Sheet1.D13:Sheet1.D17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15.6">
                <text:p>15.6</text:p>
                <draw:g>
                  <svg:desc>Sheet1.D13:Sheet1.D1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1.12">
                <text:p>41.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52.7">
                <text:p>252.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815.13">
                <text:p>815.1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580.57">
                <text:p>1580.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6cm" svg:height="9.006cm" xlink:href=".." xlink:type="simple" chart:class="chart:line" chart:style-name="ch1">
        <chart:title svg:x="7.118cm" svg:y="0.316cm" chart:style-name="ch2">
          <text:p>KL-UCB</text:p>
        </chart:title>
        <chart:subtitle svg:x="5.596cm" svg:y="1.275cm" chart:style-name="ch3">
          <text:p>Average Regret vs Horizon</text:p>
        </chart:subtitle>
        <chart:plot-area chart:style-name="ch4" table:cell-range-address="Sheet1.A5:Sheet1.A9 Sheet1.D20:Sheet1.D24" chart:data-source-has-labels="column" svg:x="1.331cm" svg:y="2.138cm" svg:width="14.365cm" svg:height="5.707cm">
          <chartooo:coordinate-region svg:x="2.138cm" svg:y="2.337cm" svg:width="13.002cm" svg:height="4.861cm"/>
          <chart:axis chart:dimension="x" chart:name="primary-x" chart:style-name="ch5" chartooo:axis-type="auto">
            <chartooo:date-scale/>
            <chart:title svg:x="7.887cm" svg:y="8.025cm" chart:style-name="ch6">
              <text:p>Horizon</text:p>
            </chart:title>
            <chart:categories table:cell-range-address="Sheet1.A5:Sheet1.A9"/>
          </chart:axis>
          <chart:axis chart:dimension="y" chart:name="primary-y" chart:style-name="ch5">
            <chart:title svg:x="0.451cm" svg:y="6.173cm" chart:style-name="ch7">
              <text:p>Average Regret</text:p>
            </chart:title>
          </chart:axis>
          <chart:series chart:style-name="ch8" chart:values-cell-range-address="Sheet1.D20:Sheet1.D24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15.68">
                <text:p>15.68</text:p>
                <draw:g>
                  <svg:desc>Sheet1.D20:Sheet1.D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7.81">
                <text:p>47.8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4.67">
                <text:p>104.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99.11">
                <text:p>299.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line" chart:style-name="ch1">
        <chart:title svg:x="5.913cm" svg:y="0.316cm" chart:style-name="ch2">
          <text:p>Thompson Sampling</text:p>
        </chart:title>
        <chart:subtitle svg:x="5.595cm" svg:y="1.275cm" chart:style-name="ch3">
          <text:p>Average Regret vs Horizon</text:p>
        </chart:subtitle>
        <chart:plot-area chart:style-name="ch4" table:cell-range-address="Sheet1.A5:Sheet1.A9 Sheet1.D27:Sheet1.D31" chart:data-source-has-labels="column" svg:x="1.331cm" svg:y="2.138cm" svg:width="14.364cm" svg:height="5.707cm">
          <chartooo:coordinate-region svg:x="1.952cm" svg:y="2.337cm" svg:width="13cm" svg:height="4.861cm"/>
          <chart:axis chart:dimension="x" chart:name="primary-x" chart:style-name="ch5" chartooo:axis-type="auto">
            <chartooo:date-scale/>
            <chart:title svg:x="7.887cm" svg:y="8.025cm" chart:style-name="ch6">
              <text:p>Horizon</text:p>
            </chart:title>
            <chart:categories table:cell-range-address="Sheet1.A5:Sheet1.A9"/>
          </chart:axis>
          <chart:axis chart:dimension="y" chart:name="primary-y" chart:style-name="ch5">
            <chart:title svg:x="0.451cm" svg:y="6.173cm" chart:style-name="ch7">
              <text:p>Average Regret</text:p>
            </chart:title>
          </chart:axis>
          <chart:series chart:style-name="ch8" chart:values-cell-range-address="Sheet1.D27:Sheet1.D3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13.23">
                <text:p>13.23</text:p>
                <draw:g>
                  <svg:desc>Sheet1.D27:Sheet1.D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2.06">
                <text:p>52.0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2.48">
                <text:p>72.4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1.34">
                <text:p>101.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14cm" svg:y="0.316cm" chart:style-name="ch2">
          <text:p>Regret Trend among various Algorithms</text:p>
        </chart:title>
        <chart:subtitle svg:x="4.689cm" svg:y="1.275cm" chart:style-name="ch3">
          <text:p>Average Regret vs Horizon(log scale)</text:p>
        </chart:subtitle>
        <chart:legend chart:legend-position="end" svg:x="13.148cm" svg:y="3.454cm" style:legend-expansion="high" chart:style-name="ch4"/>
        <chart:plot-area chart:style-name="ch5" table:cell-range-address="Sheet1.A5:Sheet1.B9 Sheet1.B4:Sheet1.B4 Sheet1.B12:Sheet1.B17 Sheet1.B19:Sheet1.B24 Sheet1.B26:Sheet1.B31" chart:data-source-has-labels="both" svg:x="1.331cm" svg:y="2.138cm" svg:width="11.497cm" svg:height="5.701cm">
          <chartooo:coordinate-region svg:x="2.323cm" svg:y="2.337cm" svg:width="9.948cm" svg:height="4.855cm"/>
          <chart:axis chart:dimension="x" chart:name="primary-x" chart:style-name="ch6" chartooo:axis-type="auto">
            <chartooo:date-scale/>
            <chart:title svg:x="6.453cm" svg:y="8.019cm" chart:style-name="ch7">
              <text:p>Horizon</text:p>
            </chart:title>
            <chart:categories table:cell-range-address="Sheet1.A5:Sheet1.A9"/>
          </chart:axis>
          <chart:axis chart:dimension="y" chart:name="primary-y" chart:style-name="ch6">
            <chart:title svg:x="0.451cm" svg:y="6.17cm" chart:style-name="ch8">
              <text:p>Average Regret</text:p>
            </chart:title>
          </chart:axis>
          <chart:series chart:style-name="ch9" chart:values-cell-range-address="Sheet1.B5:Sheet1.B9" chart:label-cell-address="Sheet1.B4:Sheet1.B4" chart:class="chart:line">
            <chart:data-point chart:repeated="5"/>
          </chart:series>
          <chart:series chart:style-name="ch10" chart:values-cell-range-address="Sheet1.B13:Sheet1.B17" chart:label-cell-address="Sheet1.B12:Sheet1.B12" chart:class="chart:line">
            <chart:data-point chart:repeated="5"/>
          </chart:series>
          <chart:series chart:style-name="ch11" chart:values-cell-range-address="Sheet1.B20:Sheet1.B24" chart:label-cell-address="Sheet1.B19:Sheet1.B19" chart:class="chart:line">
            <chart:data-point chart:repeated="5"/>
          </chart:series>
          <chart:series chart:style-name="ch12" chart:values-cell-range-address="Sheet1.B27:Sheet1.B31" chart:label-cell-address="Sheet1.B26:Sheet1.B2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greedy</text:p>
                <draw:g>
                  <svg:desc>Sheet1.B4:Sheet1.B4</svg:desc>
                </draw:g>
              </table:table-cell>
              <table:table-cell office:value-type="string">
                <text:p>ucb</text:p>
                <draw:g>
                  <svg:desc>Sheet1.B12:Sheet1.B12</svg:desc>
                </draw:g>
              </table:table-cell>
              <table:table-cell office:value-type="string">
                <text:p>KL-ucb</text:p>
                <draw:g>
                  <svg:desc>Sheet1.B19:Sheet1.B19</svg:desc>
                </draw:g>
              </table:table-cell>
              <table:table-cell office:value-type="string">
                <text:p>thompson</text:p>
                <draw:g>
                  <svg:desc>Sheet1.B26:Sheet1.B26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:Sheet1.A9</svg:desc>
                </draw:g>
              </table:table-cell>
              <table:table-cell office:value-type="float" office:value="0.63">
                <text:p>0.63</text:p>
                <draw:g>
                  <svg:desc>Sheet1.B5:Sheet1.B9</svg:desc>
                </draw:g>
              </table:table-cell>
              <table:table-cell office:value-type="float" office:value="1.81">
                <text:p>1.81</text:p>
                <draw:g>
                  <svg:desc>Sheet1.B13:Sheet1.B17</svg:desc>
                </draw:g>
              </table:table-cell>
              <table:table-cell office:value-type="float" office:value="1.75">
                <text:p>1.75</text:p>
                <draw:g>
                  <svg:desc>Sheet1.B20:Sheet1.B24</svg:desc>
                </draw:g>
              </table:table-cell>
              <table:table-cell office:value-type="float" office:value="1.76">
                <text:p>1.76</text:p>
                <draw:g>
                  <svg:desc>Sheet1.B27:Sheet1.B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.27">
                <text:p>12.27</text:p>
              </table:table-cell>
              <table:table-cell office:value-type="float" office:value="14.74">
                <text:p>14.74</text:p>
              </table:table-cell>
              <table:table-cell office:value-type="float" office:value="10.41">
                <text:p>10.41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8.33">
                <text:p>48.33</text:p>
              </table:table-cell>
              <table:table-cell office:value-type="float" office:value="79.69">
                <text:p>79.69</text:p>
              </table:table-cell>
              <table:table-cell office:value-type="float" office:value="25.14">
                <text:p>25.14</text:p>
              </table:table-cell>
              <table:table-cell office:value-type="float" office:value="28.36">
                <text:p>28.3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31.24">
                <text:p>231.24</text:p>
              </table:table-cell>
              <table:table-cell office:value-type="float" office:value="234.77">
                <text:p>234.77</text:p>
              </table:table-cell>
              <table:table-cell office:value-type="float" office:value="52.1">
                <text:p>52.1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048.89">
                <text:p>2048.89</text:p>
              </table:table-cell>
              <table:table-cell office:value-type="float" office:value="418.75">
                <text:p>418.75</text:p>
              </table:table-cell>
              <table:table-cell office:value-type="float" office:value="72.57">
                <text:p>72.57</text:p>
              </table:table-cell>
              <table:table-cell office:value-type="float" office:value="56.74">
                <text:p>56.7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